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11.25cm" loext:decorative="false"/>
    </style:style>
    <style:style style:name="gr2" style:family="graphic" style:parent-style-name="standard">
      <style:graphic-properties draw:textarea-horizontal-align="justify" draw:textarea-vertical-align="middle" draw:auto-grow-height="false" fo:min-height="3.6cm" fo:min-width="11.2cm" loext:decorative="false"/>
    </style:style>
    <style:style style:name="gr3" style:family="graphic">
      <style:graphic-properties loext:decorative="false"/>
    </style:style>
    <style:style style:name="gr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2" style:family="graphic" style:parent-style-name="standard" style:list-style-name="L2">
      <style:graphic-properties draw:stroke="solid" svg:stroke-width="0cm" svg:stroke-color="#000000" draw:marker-start="" draw:marker-start-width="0.3cm" draw:marker-start-center="false" draw:marker-end="Arrow" draw:marker-end-width="0.1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3" style:family="graphic" style:parent-style-name="standard" style:list-style-name="L2">
      <style:graphic-properties draw:stroke="solid" svg:stroke-width="0cm" svg:stroke-color="#000000" draw:marker-start="" draw:marker-start-width="0.3cm" draw:marker-start-center="false" draw:marker-end="Arrow" draw:marker-end-width="0.1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8"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in-height="0.55cm" loext:decorative="false"/>
      <style:paragraph-properties style:writing-mode="lr-tb"/>
    </style:style>
    <style:style style:name="gr20" style:family="graphic">
      <style:graphic-properties style:writing-mode="lr-tb" loext:decorative="false"/>
    </style:style>
    <style:style style:name="gr21"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b4c7dc" draw:textarea-horizontal-align="justify" draw:textarea-vertical-align="middle" draw:auto-grow-height="false" fo:min-height="0.267cm" fo:min-width="0.017cm" fo:padding-top="0.125cm" fo:padding-bottom="0.125cm" fo:padding-left="0.25cm" fo:padding-right="0.25cm" fo:wrap-option="wrap" draw:shadow="hidden" draw:shadow-offset-x="0.3cm" draw:shadow-offset-y="0.3cm" draw:shadow-color="#808080" loext:decorative="false"/>
    </style:style>
    <style:style style:name="gr2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b4c7dc"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3"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b4c7dc"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24" style:family="graphic" style:parent-style-name="objectwithoutfill">
      <style:graphic-properties draw:fill="none" draw:textarea-vertical-align="middle" loext:decorative="false"/>
    </style:style>
    <style:style style:name="gr25" style:family="graphic" style:parent-style-name="objectwithoutfill">
      <style:graphic-properties draw:fill="solid" draw:textarea-vertical-align="middle" loext:decorative="false"/>
    </style:style>
    <style:style style:name="gr26"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27"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b4c7dc" draw:textarea-horizontal-align="justify" draw:textarea-vertical-align="middle" draw:auto-grow-height="false" fo:min-height="0.3cm" fo:min-width="0.049cm" fo:padding-top="0.125cm" fo:padding-bottom="0.125cm" fo:padding-left="0.25cm" fo:padding-right="0.25cm" fo:wrap-option="wrap" draw:shadow="hidden" draw:shadow-offset-x="0.3cm" draw:shadow-offset-y="0.3cm" draw:shadow-color="#808080" loext:decorative="false"/>
    </style:style>
    <style:style style:name="gr2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b4c7dc"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9"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b4c7dc"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3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5" style:family="graphic" style:parent-style-name="standard" style:list-style-name="L2">
      <style:graphic-properties draw:stroke="solid" svg:stroke-width="0cm" svg:stroke-color="#000000" draw:marker-start="Arrow" draw:marker-start-width="0.15cm" draw:marker-start-center="true" draw:marker-end="" draw:marker-end-width="0.1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4" style:family="graphic" style:parent-style-name="standard" style:list-style-name="L2">
      <style:graphic-properties draw:stroke="solid" svg:stroke-width="0cm" svg:stroke-color="#000000" draw:marker-start="Arrow" draw:marker-start-width="0.15cm" draw:marker-start-center="true" draw:marker-end="" draw:marker-end-width="0.1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6" style:family="graphic" style:parent-style-name="standard" style:list-style-name="L2">
      <style:graphic-properties draw:stroke="solid" svg:stroke-width="0cm" svg:stroke-color="#000000" draw:marker-start="" draw:marker-start-width="0.3cm" draw:marker-start-center="false" draw:marker-end="Arrow" draw:marker-end-width="0.1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7" style:family="graphic" style:parent-style-name="standard" style:list-style-name="L2">
      <style:graphic-properties draw:stroke="solid" svg:stroke-width="0cm" svg:stroke-color="#000000" draw:marker-start="" draw:marker-start-width="0.3cm" draw:marker-start-center="false" draw:marker-end="Arrow" draw:marker-end-width="0.1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7"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8" style:family="graphic" style:parent-style-name="standard">
      <style:graphic-properties draw:stroke="none" svg:stroke-color="#000000" draw:fill="none" draw:fill-color="#ffffff" draw:auto-grow-height="true" draw:auto-grow-width="false" fo:min-height="0.971cm" loext:decorative="false"/>
      <style:paragraph-properties style:writing-mode="lr-tb"/>
    </style:style>
    <style:style style:name="gr59" style:family="graphic" style:parent-style-name="standard">
      <style:graphic-properties draw:stroke="none" svg:stroke-color="#000000" draw:fill="none" draw:fill-color="#ffffff" draw:auto-grow-height="true" draw:auto-grow-width="false" fo:min-height="0.972cm" loext:decorative="false"/>
      <style:paragraph-properties style:writing-mode="lr-tb"/>
    </style:style>
    <style:style style:name="gr60" style:family="graphic" style:parent-style-name="standard">
      <style:graphic-properties draw:textarea-horizontal-align="justify" draw:textarea-vertical-align="middle" draw:auto-grow-height="false" fo:min-height="6.05cm" fo:min-width="13.9cm" loext:decorative="false"/>
    </style:style>
    <style:style style:name="gr61"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b4c7dc" draw:textarea-horizontal-align="justify" draw:textarea-vertical-align="middle" draw:auto-grow-height="false" fo:min-height="0.267cm" fo:min-width="0.017cm" fo:padding-top="0.125cm" fo:padding-bottom="0.125cm" fo:padding-left="0.25cm" fo:padding-right="0.25cm" fo:wrap-option="wrap" draw:shadow="hidden" draw:shadow-offset-x="0.3cm" draw:shadow-offset-y="0.3cm" draw:shadow-color="#808080" loext:decorative="false"/>
    </style:style>
    <style:style style:name="gr6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b4c7dc"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3"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b4c7dc"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6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9" style:family="graphic" style:parent-style-name="standard" style:list-style-name="L2">
      <style:graphic-properties draw:stroke="solid" svg:stroke-width="0cm" svg:stroke-color="#000000" draw:marker-start="Arrow" draw:marker-start-width="0.15cm" draw:marker-start-center="true" draw:marker-end="" draw:marker-end-width="0.1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8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8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8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8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84" style:family="graphic" style:parent-style-name="standard" style:list-style-name="L2">
      <style:graphic-properties draw:stroke="solid" svg:stroke-width="0cm" svg:stroke-color="#000000" draw:marker-start="" draw:marker-start-width="0.3cm" draw:marker-start-center="false" draw:marker-end="Arrow" draw:marker-end-width="0.1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85" style:family="graphic" style:parent-style-name="standard" style:list-style-name="L2">
      <style:graphic-properties draw:stroke="solid" svg:stroke-width="0cm" svg:stroke-color="#000000" draw:marker-start="" draw:marker-start-width="0.3cm" draw:marker-start-center="false" draw:marker-end="Arrow" draw:marker-end-width="0.1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8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8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8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8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9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91" style:family="graphic" style:parent-style-name="standard" style:list-style-name="L2">
      <style:graphic-properties draw:stroke="solid" svg:stroke-width="0cm" svg:stroke-color="#000000" draw:marker-start="" draw:marker-start-width="0.3cm" draw:marker-start-center="false" draw:marker-end="Arrow" draw:marker-end-width="0.1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92" style:family="graphic" style:parent-style-name="standard" style:list-style-name="L2">
      <style:graphic-properties draw:stroke="solid" svg:stroke-width="0cm" svg:stroke-color="#000000" draw:marker-start="" draw:marker-start-width="0.3cm" draw:marker-start-center="false" draw:marker-end="Arrow" draw:marker-end-width="0.1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9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9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9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9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9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9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9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0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01" style:family="graphic" style:parent-style-name="standard" style:list-style-name="L2">
      <style:graphic-properties draw:stroke="solid" svg:stroke-width="0cm" svg:stroke-color="#000000" draw:marker-start="" draw:marker-start-width="0.3cm" draw:marker-start-center="false" draw:marker-end="Arrow" draw:marker-end-width="0.1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02" style:family="graphic" style:parent-style-name="standard" style:list-style-name="L2">
      <style:graphic-properties draw:stroke="solid" svg:stroke-width="0cm" svg:stroke-color="#000000" draw:marker-start="" draw:marker-start-width="0.3cm" draw:marker-start-center="false" draw:marker-end="Arrow" draw:marker-end-width="0.1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0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0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0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0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07" style:family="graphic" style:parent-style-name="standard">
      <style:graphic-properties draw:stroke="none" svg:stroke-color="#000000" draw:fill="none" draw:fill-color="#ffffff" draw:auto-grow-height="true" draw:auto-grow-width="false" fo:min-height="0.433cm" loext:decorative="false"/>
      <style:paragraph-properties style:writing-mode="lr-tb"/>
    </style:style>
    <style:style style:name="gr108"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b4c7dc" draw:textarea-horizontal-align="justify" draw:textarea-vertical-align="middle" draw:auto-grow-height="false" fo:min-height="0.267cm" fo:min-width="0.017cm" fo:padding-top="0.125cm" fo:padding-bottom="0.125cm" fo:padding-left="0.25cm" fo:padding-right="0.25cm" fo:wrap-option="wrap" draw:shadow="hidden" draw:shadow-offset-x="0.3cm" draw:shadow-offset-y="0.3cm" draw:shadow-color="#808080" loext:decorative="false"/>
    </style:style>
    <style:style style:name="gr10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b4c7dc"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10"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b4c7dc"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111" style:family="graphic" style:parent-style-name="standard">
      <style:graphic-properties draw:stroke="none" svg:stroke-color="#000000" draw:fill="none" draw:fill-color="#ffffff" draw:auto-grow-height="true" draw:auto-grow-width="false" fo:min-height="0.45cm" loext:decorative="false"/>
      <style:paragraph-properties style:writing-mode="lr-tb"/>
    </style:style>
    <style:style style:name="gr112" style:family="graphic" style:parent-style-name="standard">
      <style:graphic-properties draw:stroke="none" svg:stroke-color="#000000" draw:fill="none" draw:fill-color="#ffffff" draw:auto-grow-height="true" draw:auto-grow-width="false" fo:min-height="0.395cm" loext:decorative="false"/>
      <style:paragraph-properties style:writing-mode="lr-tb"/>
    </style:style>
    <style:style style:name="gr113" style:family="graphic" style:parent-style-name="standard">
      <style:graphic-properties draw:stroke="none" svg:stroke-color="#000000" draw:fill="none" draw:fill-color="#ffffff" draw:auto-grow-height="true" draw:auto-grow-width="false" fo:min-height="0.489cm" loext:decorative="false"/>
      <style:paragraph-properties style:writing-mode="lr-tb"/>
    </style:style>
    <style:style style:name="gr114" style:family="graphic" style:parent-style-name="standard">
      <style:graphic-properties draw:stroke="none" svg:stroke-color="#000000" draw:fill="none" draw:fill-color="#ffffff" draw:auto-grow-height="true" draw:auto-grow-width="false" fo:min-height="2.75cm" loext:decorative="false"/>
      <style:paragraph-properties style:writing-mode="lr-tb"/>
    </style:style>
    <style:style style:name="P1" style:family="paragraph">
      <style:paragraph-properties fo:text-align="center"/>
    </style:style>
    <style:style style:name="P2"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 style:family="paragraph">
      <loext:graphic-properties draw:fill="none" draw:fill-color="#ffffff"/>
    </style:style>
    <style:style style:name="P5" style:family="paragraph">
      <loext:graphic-properties draw:fill="solid" draw:fill-color="#b4c7d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DejaVu Sans" fo:font-size="10pt" fo:font-style="normal" fo:text-shadow="none" style:text-underline-style="none" fo:font-weight="normal" style:letter-kerning="true" style:font-name-asian="Arial Unicode MS"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6" style:family="paragraph">
      <loext:graphic-properties draw:fill="solid" draw:fill-color="#b4c7d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Nimbus Sans L"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 style:family="paragraph">
      <loext:graphic-properties draw:fill="none"/>
      <style:paragraph-properties fo:text-align="center"/>
    </style:style>
    <style:style style:name="P8" style:family="paragraph">
      <loext:graphic-properties draw:fill="solid"/>
      <style:paragraph-properties fo:text-align="center"/>
    </style:style>
    <style:style style:name="P9"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ffffff"/>
      <style:text-properties fo:font-weight="bold" style:font-weight-asian="bold" style:font-weight-complex="bold"/>
    </style:style>
    <style:style style:name="P11" style:family="paragraph">
      <style:paragraph-properties fo:margin-top="0.42cm" fo:margin-bottom="0.35cm"/>
    </style:style>
    <style:style style:name="P12" style:family="paragraph">
      <loext:graphic-properties draw:fill="none" draw:fill-color="#ffffff"/>
      <style:paragraph-properties fo:margin-top="0.42cm" fo:margin-bottom="0.35cm"/>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22pt" fo:font-weight="bold" style:font-size-asian="22pt" style:font-weight-asian="bold" style:font-size-complex="22pt" style:font-weight-complex="bold"/>
    </style:style>
    <style:style style:name="T3" style:family="text">
      <style:text-properties fo:font-size="11pt" style:font-size-asian="11pt" style:font-size-complex="11pt"/>
    </style:style>
    <style:style style:name="T4" style:family="text">
      <style:text-properties fo:font-size="10pt" style:font-size-asian="10pt" style:font-size-complex="10pt"/>
    </style:style>
    <style:style style:name="T5" style:family="text">
      <style:text-properties fo:font-size="10.5pt" style:font-size-asian="10.5pt" style:font-size-complex="10.5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1.75cm" svg:height="7.5cm" svg:x="1.35cm" svg:y="6.35cm">
          <text:p/>
          <draw:enhanced-geometry svg:viewBox="0 0 21600 21600" draw:type="rectangle" draw:enhanced-path="M 0 0 L 21600 0 21600 21600 0 21600 0 0 Z N"/>
        </draw:custom-shape>
        <draw:custom-shape draw:style-name="gr2" draw:text-style-name="P1" draw:layer="layout" svg:width="11.7cm" svg:height="3.85cm" svg:x="1.45cm" svg:y="21.8cm">
          <text:p/>
          <draw:enhanced-geometry svg:viewBox="0 0 21600 21600" draw:type="rectangle" draw:enhanced-path="M 0 0 L 21600 0 21600 21600 0 21600 0 0 Z N"/>
        </draw:custom-shape>
        <draw:g draw:style-name="gr3">
          <draw:rect draw:style-name="gr4" draw:text-style-name="P2" draw:layer="layout" svg:width="0.75cm" svg:height="0.25cm" svg:x="5.15cm" svg:y="22.577cm">
            <text:p/>
          </draw:rect>
          <draw:line draw:style-name="gr5" draw:text-style-name="P3" draw:layer="layout" svg:x1="4.9cm" svg:y1="22.702cm" svg:x2="5.15cm" svg:y2="22.702cm">
            <text:p/>
          </draw:line>
          <draw:line draw:style-name="gr6" draw:text-style-name="P3" draw:layer="layout" svg:x1="5.9cm" svg:y1="22.702cm" svg:x2="6.15cm" svg:y2="22.702cm">
            <text:p/>
          </draw:line>
        </draw:g>
        <draw:g draw:style-name="gr3">
          <draw:glue-point draw:id="4" svg:x="-5cm" svg:y="3.008cm"/>
          <draw:glue-point draw:id="5" svg:x="5cm" svg:y="3.008cm"/>
          <draw:line draw:style-name="gr7" draw:text-style-name="P3" draw:layer="layout" svg:x1="8.125cm" svg:y1="22.575cm" svg:x2="8.125cm" svg:y2="22.825cm">
            <text:p/>
          </draw:line>
          <draw:line draw:style-name="gr8" draw:text-style-name="P3" draw:layer="layout" svg:x1="8.375cm" svg:y1="22.7cm" svg:x2="8.125cm" svg:y2="22.575cm">
            <text:p/>
          </draw:line>
          <draw:line draw:style-name="gr9" draw:text-style-name="P3" draw:layer="layout" svg:x1="8.125cm" svg:y1="22.825cm" svg:x2="8.375cm" svg:y2="22.7cm">
            <text:p/>
          </draw:line>
          <draw:line draw:style-name="gr10" draw:text-style-name="P3" draw:layer="layout" svg:x1="8.75cm" svg:y1="22.7cm" svg:x2="7.75cm" svg:y2="22.7cm">
            <text:p/>
          </draw:line>
          <draw:line draw:style-name="gr11" draw:text-style-name="P3" draw:layer="layout" svg:x1="8.375cm" svg:y1="22.575cm" svg:x2="8.375cm" svg:y2="22.825cm">
            <text:p/>
          </draw:line>
          <draw:line draw:style-name="gr12" draw:text-style-name="P3" draw:layer="layout" svg:x1="8.375cm" svg:y1="22.45cm" svg:x2="8.625cm" svg:y2="22.2cm">
            <text:p/>
          </draw:line>
          <draw:line draw:style-name="gr13" draw:text-style-name="P3" draw:layer="layout" svg:x1="8.5cm" svg:y1="22.575cm" svg:x2="8.75cm" svg:y2="22.325cm">
            <text:p/>
          </draw:line>
        </draw:g>
        <draw:g draw:style-name="gr3">
          <draw:line draw:style-name="gr14" draw:text-style-name="P3" draw:layer="layout" svg:x1="10.607cm" svg:y1="23.128cm" svg:x2="10.603cm" svg:y2="23.333cm">
            <text:p/>
          </draw:line>
          <draw:line draw:style-name="gr15" draw:text-style-name="P3" draw:layer="layout" svg:x1="10.362cm" svg:y1="23.33cm" svg:x2="10.842cm" svg:y2="23.337cm">
            <text:p/>
          </draw:line>
          <draw:line draw:style-name="gr16" draw:text-style-name="P3" draw:layer="layout" svg:x1="10.441cm" svg:y1="23.432cm" svg:x2="10.761cm" svg:y2="23.436cm">
            <text:p/>
          </draw:line>
          <draw:line draw:style-name="gr17" draw:text-style-name="P3" draw:layer="layout" svg:x1="10.518cm" svg:y1="23.536cm" svg:x2="10.678cm" svg:y2="23.538cm">
            <text:p/>
          </draw:line>
        </draw:g>
        <draw:frame draw:style-name="gr18" draw:text-style-name="P4" draw:layer="layout" svg:width="3.3cm" svg:height="1.673cm" svg:x="1.494cm" svg:y="22.194cm">
          <draw:text-box>
            <text:p>GPIO 27</text:p>
            <text:p><text:s text:c="4"/>out</text:p>
          </draw:text-box>
        </draw:frame>
        <draw:frame draw:style-name="gr19" draw:text-style-name="P4" draw:layer="layout" svg:width="2.7cm" svg:height="0.8cm" svg:x="7.2cm" svg:y="23.1cm">
          <draw:text-box>
            <text:p><text:span text:style-name="T1">Green Led</text:span></text:p>
          </draw:text-box>
        </draw:frame>
        <draw:g draw:style-name="gr20">
          <draw:custom-shape draw:style-name="gr21" draw:text-style-name="P5" draw:layer="layout" svg:width="0.517cm" svg:height="0.517cm" draw:transform="skewX (0.00191986217719376) rotate (3.12605922324704) translate (4.891cm 22.961cm)">
            <text:p/>
            <draw:enhanced-geometry svg:viewBox="0 0 21600 21600" draw:mirror-horizontal="false" draw:mirror-vertical="true" draw:type="rectangle" draw:enhanced-path="M 0 0 L 21600 0 21600 21600 0 21600 0 0 Z N"/>
          </draw:custom-shape>
          <draw:line draw:style-name="gr22" draw:text-style-name="P5" draw:layer="layout" svg:x1="4.896cm" svg:y1="22.699cm" svg:x2="4.379cm" svg:y2="22.708cm">
            <text:p/>
          </draw:line>
          <draw:custom-shape draw:style-name="gr23" draw:text-style-name="P6" draw:layer="layout" svg:width="0.206cm" svg:height="0.207cm" draw:transform="rotate (3.12221949889266) translate (4.583cm 22.806cm)">
            <text:p/>
            <draw:enhanced-geometry svg:viewBox="0 0 21600 21600" draw:mirror-vertical="true" draw:glue-points="10800 0 3160 3160 0 10800 3160 18440 10800 21600 18440 18440 21600 10800 18440 3160" draw:text-areas="3200 3200 18400 18400" draw:type="ellipse" draw:enhanced-path="U 10800 10800 10800 10800 0 360 Z N"/>
          </draw:custom-shape>
        </draw:g>
        <draw:line draw:style-name="gr24" draw:text-style-name="P7" draw:layer="layout" svg:x1="6.134cm" svg:y1="22.7cm" svg:x2="7.734cm" svg:y2="22.7cm">
          <text:p/>
        </draw:line>
        <draw:line draw:style-name="gr25" draw:text-style-name="P8" draw:layer="layout" svg:x1="8.65cm" svg:y1="22.7cm" svg:x2="10.65cm" svg:y2="22.7cm">
          <text:p/>
        </draw:line>
        <draw:line draw:style-name="gr25" draw:text-style-name="P8" draw:layer="layout" svg:x1="10.606cm" svg:y1="23.122cm" svg:x2="10.606cm" svg:y2="22.622cm">
          <text:p/>
        </draw:line>
        <draw:frame draw:style-name="gr26" draw:text-style-name="P4" draw:layer="layout" svg:width="9.95cm" svg:height="0.962cm" svg:x="1.45cm" svg:y="24.6cm">
          <draw:text-box>
            <text:p>Ready To Throw Indicator Light</text:p>
          </draw:text-box>
        </draw:frame>
        <draw:g draw:style-name="gr20">
          <draw:custom-shape draw:style-name="gr27" draw:text-style-name="P5" draw:layer="layout" svg:width="0.549cm" svg:height="0.55cm" draw:transform="skewX (0.00174532925199433) rotate (3.12518655862105) translate (4.599cm 9.161cm)">
            <text:p/>
            <draw:enhanced-geometry svg:viewBox="0 0 21600 21600" draw:mirror-horizontal="false" draw:mirror-vertical="true" draw:type="rectangle" draw:enhanced-path="M 0 0 L 21600 0 21600 21600 0 21600 0 0 Z N"/>
          </draw:custom-shape>
          <draw:line draw:style-name="gr28" draw:text-style-name="P5" draw:layer="layout" svg:x1="4.604cm" svg:y1="8.881cm" svg:x2="4.055cm" svg:y2="8.891cm">
            <text:p/>
          </draw:line>
          <draw:custom-shape draw:style-name="gr29" draw:text-style-name="P6" draw:layer="layout" svg:width="0.219cm" svg:height="0.219cm" draw:transform="skewX (-0.00453785605518526) rotate (3.12326669644385) translate (4.272cm 8.994cm)">
            <text:p/>
            <draw:enhanced-geometry svg:viewBox="0 0 21600 21600" draw:mirror-vertical="true" draw:glue-points="10800 0 3160 3160 0 10800 3160 18440 10800 21600 18440 18440 21600 10800 18440 3160" draw:text-areas="3200 3200 18400 18400" draw:type="ellipse" draw:enhanced-path="U 10800 10800 10800 10800 0 360 Z N"/>
          </draw:custom-shape>
        </draw:g>
        <draw:g draw:style-name="gr3">
          <draw:rect draw:style-name="gr30" draw:text-style-name="P2" draw:layer="layout" svg:width="0.797cm" svg:height="0.265cm" draw:transform="rotate (-1.5707963267949) translate (5.444cm 7.798cm)">
            <text:p/>
          </draw:rect>
          <draw:line draw:style-name="gr31" draw:text-style-name="P3" draw:layer="layout" svg:x1="5.312cm" svg:y1="7.532cm" svg:x2="5.312cm" svg:y2="7.798cm">
            <text:p/>
          </draw:line>
          <draw:line draw:style-name="gr32" draw:text-style-name="P3" draw:layer="layout" svg:x1="5.312cm" svg:y1="8.594cm" svg:x2="5.312cm" svg:y2="8.86cm">
            <text:p/>
          </draw:line>
        </draw:g>
        <draw:g draw:style-name="gr3">
          <draw:glue-point draw:id="4" svg:x="-4.995cm" svg:y="-4.816cm"/>
          <draw:glue-point draw:id="5" svg:x="4.915cm" svg:y="-4.995cm"/>
          <draw:line draw:style-name="gr33" draw:text-style-name="P3" draw:layer="layout" svg:x1="6.69cm" svg:y1="9.443cm" svg:x2="7.752cm" svg:y2="9.424cm">
            <text:p/>
          </draw:line>
          <draw:line draw:style-name="gr34" draw:text-style-name="P3" draw:layer="layout" svg:x1="6.68cm" svg:y1="8.912cm" svg:x2="6.955cm" svg:y2="9.438cm">
            <text:p/>
          </draw:line>
          <draw:line draw:style-name="gr35" draw:text-style-name="P3" draw:layer="layout" svg:x1="7.614cm" svg:y1="9.161cm" svg:x2="7.486cm" svg:y2="9.429cm">
            <text:p/>
          </draw:line>
          <draw:line draw:style-name="gr36" draw:text-style-name="P3" draw:layer="layout" svg:x1="7.221cm" svg:y1="9.434cm" svg:x2="7.23cm" svg:y2="9.965cm">
            <text:p/>
          </draw:line>
          <draw:line draw:style-name="gr37" draw:text-style-name="P3" draw:layer="layout" svg:x1="7.614cm" svg:y1="9.161cm" svg:x2="7.742cm" svg:y2="8.893cm">
            <text:p/>
          </draw:line>
        </draw:g>
        <draw:g draw:style-name="gr3">
          <draw:line draw:style-name="gr38" draw:text-style-name="P3" draw:layer="layout" svg:x1="12.401cm" svg:y1="8.918cm" svg:x2="12.401cm" svg:y2="9.277cm">
            <text:p/>
          </draw:line>
          <draw:line draw:style-name="gr39" draw:text-style-name="P3" draw:layer="layout" svg:x1="12.747cm" svg:y1="9.278cm" svg:x2="12.057cm" svg:y2="9.278cm">
            <text:p/>
          </draw:line>
          <draw:line draw:style-name="gr40" draw:text-style-name="P3" draw:layer="layout" svg:x1="12.631cm" svg:y1="9.456cm" svg:x2="12.171cm" svg:y2="9.456cm">
            <text:p/>
          </draw:line>
          <draw:line draw:style-name="gr41" draw:text-style-name="P3" draw:layer="layout" svg:x1="12.517cm" svg:y1="9.635cm" svg:x2="12.287cm" svg:y2="9.635cm">
            <text:p/>
          </draw:line>
        </draw:g>
        <draw:g draw:style-name="gr3">
          <draw:glue-point draw:id="4" svg:x="-4.895cm" svg:y="-5cm"/>
          <draw:glue-point draw:id="5" svg:x="4.995cm" svg:y="-4.784cm"/>
          <draw:line draw:style-name="gr42" draw:text-style-name="P3" draw:layer="layout" svg:x1="9.017cm" svg:y1="12.164cm" svg:x2="10.079cm" svg:y2="12.183cm">
            <text:p/>
          </draw:line>
          <draw:line draw:style-name="gr43" draw:text-style-name="P3" draw:layer="layout" svg:x1="9.026cm" svg:y1="11.633cm" svg:x2="9.282cm" svg:y2="12.169cm">
            <text:p/>
          </draw:line>
          <draw:line draw:style-name="gr44" draw:text-style-name="P3" draw:layer="layout" svg:x1="9.951cm" svg:y1="11.914cm" svg:x2="9.814cm" svg:y2="12.177cm">
            <text:p/>
          </draw:line>
          <draw:line draw:style-name="gr45" draw:text-style-name="P3" draw:layer="layout" svg:x1="9.951cm" svg:y1="11.914cm" svg:x2="10.088cm" svg:y2="11.651cm">
            <text:p/>
          </draw:line>
          <draw:line draw:style-name="gr46" draw:text-style-name="P3" draw:layer="layout" svg:x1="9.143cm" svg:y1="12.564cm" svg:x2="9.413cm" svg:y2="12.303cm">
            <text:p/>
          </draw:line>
          <draw:line draw:style-name="gr47" draw:text-style-name="P3" draw:layer="layout" svg:x1="9.408cm" svg:y1="12.569cm" svg:x2="9.678cm" svg:y2="12.308cm">
            <text:p/>
          </draw:line>
        </draw:g>
        <draw:g draw:style-name="gr3">
          <draw:line draw:style-name="gr48" draw:text-style-name="P3" draw:layer="layout" svg:x1="12.401cm" svg:y1="11.658cm" svg:x2="12.401cm" svg:y2="12.06cm">
            <text:p/>
          </draw:line>
          <draw:line draw:style-name="gr49" draw:text-style-name="P3" draw:layer="layout" svg:x1="12.049cm" svg:y1="12.059cm" svg:x2="12.752cm" svg:y2="12.059cm">
            <text:p/>
          </draw:line>
          <draw:line draw:style-name="gr50" draw:text-style-name="P3" draw:layer="layout" svg:x1="12.167cm" svg:y1="12.258cm" svg:x2="12.636cm" svg:y2="12.258cm">
            <text:p/>
          </draw:line>
          <draw:line draw:style-name="gr51" draw:text-style-name="P3" draw:layer="layout" svg:x1="12.283cm" svg:y1="12.459cm" svg:x2="12.517cm" svg:y2="12.459cm">
            <text:p/>
          </draw:line>
        </draw:g>
        <draw:g draw:style-name="gr3">
          <draw:glue-point draw:id="4" svg:x="-5cm" svg:y="-1.666cm"/>
          <draw:glue-point draw:id="5" svg:x="5cm" svg:y="-1.666cm"/>
          <draw:rect draw:style-name="gr52" draw:text-style-name="P2" draw:layer="layout" svg:width="0.796cm" svg:height="0.265cm" svg:x="10.241cm" svg:y="10.342cm">
            <text:p/>
          </draw:rect>
          <draw:line draw:style-name="gr53" draw:text-style-name="P3" draw:layer="layout" svg:x1="9.975cm" svg:y1="10.474cm" svg:x2="10.241cm" svg:y2="10.474cm">
            <text:p/>
          </draw:line>
          <draw:line draw:style-name="gr54" draw:text-style-name="P3" draw:layer="layout" svg:x1="11.037cm" svg:y1="10.474cm" svg:x2="11.303cm" svg:y2="10.474cm">
            <text:p/>
          </draw:line>
          <draw:line draw:style-name="gr55" draw:text-style-name="P3" draw:layer="layout" svg:x1="10.772cm" svg:y1="10.209cm" svg:x2="10.506cm" svg:y2="10.74cm">
            <text:p/>
          </draw:line>
          <draw:line draw:style-name="gr56" draw:text-style-name="P3" draw:layer="layout" svg:x1="10.241cm" svg:y1="10.74cm" svg:x2="10.507cm" svg:y2="10.74cm">
            <text:p/>
          </draw:line>
          <draw:polygon draw:style-name="gr57" draw:text-style-name="P9" draw:layer="layout" svg:width="0.167cm" svg:height="0.217cm" svg:x="10.3cm" svg:y="10.788cm" svg:viewBox="0 0 168 218" draw:points="139,0 168,0 168,123 168,139 167,147 166,153 165,159 164,165 163,170 160,175 159,177 158,180 157,182 156,184 153,188 151,192 147,195 142,200 138,203 134,206 129,208 123,211 118,214 113,215 105,216 99,217 91,218 84,218 76,218 70,217 64,217 57,216 51,214 46,212 40,209 35,207 31,205 27,202 22,199 19,194 16,191 13,187 11,182 8,177 6,172 5,167 3,160 2,154 1,148 1,140 0,132 0,123 0,0 29,0 29,123 29,136 30,141 30,147 31,152 32,156 33,160 34,164 35,167 37,170 39,172 41,175 44,177 46,180 48,182 51,184 54,186 57,187 62,188 65,189 69,190 73,191 78,191 82,191 89,191 97,190 103,189 108,188 112,187 114,186 116,185 118,184 120,183 122,181 124,180 126,177 127,175 130,173 131,171 132,169 133,166 134,164 136,157 137,150 138,141 139,133 139,123">
            <text:p/>
          </draw:polygon>
        </draw:g>
        <draw:line draw:style-name="gr25" draw:text-style-name="P8" draw:layer="layout" svg:x1="4.556cm" svg:y1="8.873cm" svg:x2="6.68cm" svg:y2="8.873cm">
          <text:p/>
        </draw:line>
        <draw:line draw:style-name="gr25" draw:text-style-name="P8" draw:layer="layout" svg:x1="7.235cm" svg:y1="9.912cm" svg:x2="7.265cm" svg:y2="11.665cm">
          <text:p/>
        </draw:line>
        <draw:line draw:style-name="gr25" draw:text-style-name="P8" draw:layer="layout" svg:x1="7.288cm" svg:y1="11.613cm" svg:x2="9.041cm" svg:y2="11.613cm">
          <text:p/>
        </draw:line>
        <draw:line draw:style-name="gr25" draw:text-style-name="P8" draw:layer="layout" svg:x1="10.073cm" svg:y1="11.637cm" svg:x2="12.41cm" svg:y2="11.637cm">
          <text:p/>
        </draw:line>
        <draw:line draw:style-name="gr25" draw:text-style-name="P8" draw:layer="layout" svg:x1="7.742cm" svg:y1="8.902cm" svg:x2="12.416cm" svg:y2="8.902cm">
          <text:p/>
        </draw:line>
        <draw:line draw:style-name="gr25" draw:text-style-name="P8" draw:layer="layout" svg:x1="7.264cm" svg:y1="10.462cm" svg:x2="10.026cm" svg:y2="10.462cm">
          <text:p/>
        </draw:line>
        <draw:frame draw:style-name="gr58" draw:text-style-name="P10" draw:layer="layout" svg:width="0.854cm" svg:height="1.221cm" svg:x="4.81cm" svg:y="6.487cm">
          <draw:text-box>
            <text:p><text:span text:style-name="T2">+</text:span></text:p>
          </draw:text-box>
        </draw:frame>
        <draw:frame draw:style-name="gr59" draw:text-style-name="P10" draw:layer="layout" svg:width="0.855cm" svg:height="1.222cm" svg:x="11.19cm" svg:y="9.858cm">
          <draw:text-box>
            <text:p><text:span text:style-name="T2">+</text:span></text:p>
          </draw:text-box>
        </draw:frame>
        <draw:frame draw:style-name="gr18" draw:text-style-name="P4" draw:layer="layout" svg:width="3.3cm" svg:height="1.673cm" svg:x="1.2cm" svg:y="8.438cm">
          <draw:text-box>
            <text:p>GPIO 19</text:p>
            <text:p><text:s text:c="6"/>in</text:p>
          </draw:text-box>
        </draw:frame>
        <draw:custom-shape draw:style-name="gr60" draw:text-style-name="P1" draw:layer="layout" svg:width="14.4cm" svg:height="6.3cm" svg:x="1.4cm" svg:y="14.85cm">
          <text:p/>
          <draw:enhanced-geometry svg:viewBox="0 0 21600 21600" draw:type="rectangle" draw:enhanced-path="M 0 0 L 21600 0 21600 21600 0 21600 0 0 Z N"/>
        </draw:custom-shape>
        <draw:frame draw:style-name="gr18" draw:text-style-name="P4" draw:layer="layout" svg:width="3cm" svg:height="1.673cm" svg:x="1.2cm" svg:y="17.15cm">
          <draw:text-box>
            <text:p>GPIO 24</text:p>
            <text:p><text:s text:c="5"/>out</text:p>
          </draw:text-box>
        </draw:frame>
        <draw:g draw:style-name="gr20">
          <draw:custom-shape draw:style-name="gr61" draw:text-style-name="P5" draw:layer="layout" svg:width="0.517cm" svg:height="0.517cm" draw:transform="skewX (0.00191986217719376) rotate (3.12605922324704) translate (4.767cm 17.895cm)">
            <text:p/>
            <draw:enhanced-geometry svg:viewBox="0 0 21600 21600" draw:mirror-horizontal="false" draw:mirror-vertical="true" draw:type="rectangle" draw:enhanced-path="M 0 0 L 21600 0 21600 21600 0 21600 0 0 Z N"/>
          </draw:custom-shape>
          <draw:line draw:style-name="gr62" draw:text-style-name="P5" draw:layer="layout" svg:x1="4.772cm" svg:y1="17.633cm" svg:x2="4.255cm" svg:y2="17.642cm">
            <text:p/>
          </draw:line>
          <draw:custom-shape draw:style-name="gr63" draw:text-style-name="P6" draw:layer="layout" svg:width="0.206cm" svg:height="0.207cm" draw:transform="rotate (3.12221949889266) translate (4.459cm 17.74cm)">
            <text:p/>
            <draw:enhanced-geometry svg:viewBox="0 0 21600 21600" draw:mirror-vertical="true" draw:glue-points="10800 0 3160 3160 0 10800 3160 18440 10800 21600 18440 18440 21600 10800 18440 3160" draw:text-areas="3200 3200 18400 18400" draw:type="ellipse" draw:enhanced-path="U 10800 10800 10800 10800 0 360 Z N"/>
          </draw:custom-shape>
        </draw:g>
        <draw:g draw:style-name="gr3">
          <draw:rect draw:style-name="gr64" draw:text-style-name="P2" draw:layer="layout" svg:width="0.75cm" svg:height="0.235cm" svg:x="5.027cm" svg:y="17.515cm">
            <text:p/>
          </draw:rect>
          <draw:line draw:style-name="gr65" draw:text-style-name="P3" draw:layer="layout" svg:x1="4.777cm" svg:y1="17.633cm" svg:x2="5.027cm" svg:y2="17.633cm">
            <text:p/>
          </draw:line>
          <draw:line draw:style-name="gr66" draw:text-style-name="P3" draw:layer="layout" svg:x1="5.777cm" svg:y1="17.633cm" svg:x2="6.027cm" svg:y2="17.633cm">
            <text:p/>
          </draw:line>
        </draw:g>
        <draw:g draw:style-name="gr3">
          <draw:glue-point draw:id="4" svg:x="5cm" svg:y="-5cm"/>
          <draw:glue-point draw:id="5" svg:x="5cm" svg:y="5cm"/>
          <draw:line draw:style-name="gr67" draw:text-style-name="P3" draw:layer="layout" svg:x1="6.462cm" svg:y1="17.139cm" svg:x2="6.462cm" svg:y2="18.139cm">
            <text:p/>
          </draw:line>
          <draw:line draw:style-name="gr68" draw:text-style-name="P3" draw:layer="layout" svg:x1="6.962cm" svg:y1="17.139cm" svg:x2="6.462cm" svg:y2="17.389cm">
            <text:p/>
          </draw:line>
          <draw:line draw:style-name="gr69" draw:text-style-name="P3" draw:layer="layout" svg:x1="6.712cm" svg:y1="18.014cm" svg:x2="6.462cm" svg:y2="17.889cm">
            <text:p/>
          </draw:line>
          <draw:line draw:style-name="gr70" draw:text-style-name="P3" draw:layer="layout" svg:x1="6.462cm" svg:y1="17.639cm" svg:x2="5.962cm" svg:y2="17.639cm">
            <text:p/>
          </draw:line>
          <draw:line draw:style-name="gr71" draw:text-style-name="P3" draw:layer="layout" svg:x1="6.712cm" svg:y1="18.014cm" svg:x2="6.962cm" svg:y2="18.139cm">
            <text:p/>
          </draw:line>
        </draw:g>
        <draw:g draw:style-name="gr3">
          <draw:line draw:style-name="gr72" draw:text-style-name="P3" draw:layer="layout" svg:x1="8.576cm" svg:y1="18.113cm" svg:x2="8.576cm" svg:y2="18.541cm">
            <text:p/>
          </draw:line>
          <draw:line draw:style-name="gr73" draw:text-style-name="P3" draw:layer="layout" svg:x1="8.279cm" svg:y1="18.541cm" svg:x2="8.872cm" svg:y2="18.541cm">
            <text:p/>
          </draw:line>
          <draw:line draw:style-name="gr74" draw:text-style-name="P3" draw:layer="layout" svg:x1="8.379cm" svg:y1="18.752cm" svg:x2="8.774cm" svg:y2="18.752cm">
            <text:p/>
          </draw:line>
          <draw:line draw:style-name="gr75" draw:text-style-name="P3" draw:layer="layout" svg:x1="8.477cm" svg:y1="18.966cm" svg:x2="8.675cm" svg:y2="18.966cm">
            <text:p/>
          </draw:line>
        </draw:g>
        <draw:line draw:style-name="gr25" draw:text-style-name="P8" draw:layer="layout" svg:x1="6.95cm" svg:y1="18.144cm" svg:x2="8.6cm" svg:y2="18.144cm">
          <text:p/>
        </draw:line>
        <draw:line draw:style-name="gr25" draw:text-style-name="P8" draw:layer="layout" svg:x1="6.956cm" svg:y1="17.144cm" svg:x2="9.256cm" svg:y2="17.144cm">
          <text:p/>
        </draw:line>
        <draw:line draw:style-name="gr25" draw:text-style-name="P8" draw:layer="layout" svg:x1="9.25cm" svg:y1="16.49cm" svg:x2="9.25cm" svg:y2="17.85cm">
          <text:p/>
        </draw:line>
        <draw:line draw:style-name="gr25" draw:text-style-name="P8" draw:layer="layout" svg:x1="9.25cm" svg:y1="17.8cm" svg:x2="10.6cm" svg:y2="17.8cm">
          <text:p/>
        </draw:line>
        <draw:line draw:style-name="gr25" draw:text-style-name="P8" draw:layer="layout" svg:x1="9.2cm" svg:y1="16.5cm" svg:x2="10.65cm" svg:y2="16.5cm">
          <text:p/>
        </draw:line>
        <draw:g draw:style-name="gr3">
          <draw:rect draw:style-name="gr76" draw:text-style-name="P2" draw:layer="layout" svg:width="0.75cm" svg:height="0.25cm" svg:x="10.848cm" svg:y="16.389cm">
            <text:p/>
          </draw:rect>
          <draw:line draw:style-name="gr77" draw:text-style-name="P3" draw:layer="layout" svg:x1="10.598cm" svg:y1="16.514cm" svg:x2="10.848cm" svg:y2="16.514cm">
            <text:p/>
          </draw:line>
          <draw:line draw:style-name="gr78" draw:text-style-name="P3" draw:layer="layout" svg:x1="11.598cm" svg:y1="16.514cm" svg:x2="11.848cm" svg:y2="16.514cm">
            <text:p/>
          </draw:line>
        </draw:g>
        <draw:g draw:style-name="gr3">
          <draw:glue-point draw:id="4" svg:x="5cm" svg:y="3.008cm"/>
          <draw:glue-point draw:id="5" svg:x="-5cm" svg:y="3.008cm"/>
          <draw:line draw:style-name="gr79" draw:text-style-name="P3" draw:layer="layout" svg:x1="12.451cm" svg:y1="16.379cm" svg:x2="12.451cm" svg:y2="16.629cm">
            <text:p/>
          </draw:line>
          <draw:line draw:style-name="gr80" draw:text-style-name="P3" draw:layer="layout" svg:x1="12.201cm" svg:y1="16.504cm" svg:x2="12.451cm" svg:y2="16.379cm">
            <text:p/>
          </draw:line>
          <draw:line draw:style-name="gr81" draw:text-style-name="P3" draw:layer="layout" svg:x1="12.451cm" svg:y1="16.629cm" svg:x2="12.201cm" svg:y2="16.504cm">
            <text:p/>
          </draw:line>
          <draw:line draw:style-name="gr82" draw:text-style-name="P3" draw:layer="layout" svg:x1="11.826cm" svg:y1="16.504cm" svg:x2="12.826cm" svg:y2="16.504cm">
            <text:p/>
          </draw:line>
          <draw:line draw:style-name="gr83" draw:text-style-name="P3" draw:layer="layout" svg:x1="12.201cm" svg:y1="16.379cm" svg:x2="12.201cm" svg:y2="16.629cm">
            <text:p/>
          </draw:line>
          <draw:line draw:style-name="gr84" draw:text-style-name="P3" draw:layer="layout" svg:x1="12.201cm" svg:y1="16.254cm" svg:x2="11.951cm" svg:y2="16.004cm">
            <text:p/>
          </draw:line>
          <draw:line draw:style-name="gr85" draw:text-style-name="P3" draw:layer="layout" svg:x1="12.076cm" svg:y1="16.379cm" svg:x2="11.826cm" svg:y2="16.129cm">
            <text:p/>
          </draw:line>
        </draw:g>
        <draw:line draw:style-name="gr25" draw:text-style-name="P8" draw:layer="layout" svg:x1="12.718cm" svg:y1="16.512cm" svg:x2="13.668cm" svg:y2="16.512cm">
          <text:p/>
        </draw:line>
        <draw:g draw:style-name="gr3">
          <draw:glue-point draw:id="4" svg:x="5cm" svg:y="3.008cm"/>
          <draw:glue-point draw:id="5" svg:x="-5cm" svg:y="3.008cm"/>
          <draw:line draw:style-name="gr86" draw:text-style-name="P3" draw:layer="layout" svg:x1="11.237cm" svg:y1="17.658cm" svg:x2="11.237cm" svg:y2="17.908cm">
            <text:p/>
          </draw:line>
          <draw:line draw:style-name="gr87" draw:text-style-name="P3" draw:layer="layout" svg:x1="10.987cm" svg:y1="17.783cm" svg:x2="11.237cm" svg:y2="17.658cm">
            <text:p/>
          </draw:line>
          <draw:line draw:style-name="gr88" draw:text-style-name="P3" draw:layer="layout" svg:x1="11.237cm" svg:y1="17.908cm" svg:x2="10.987cm" svg:y2="17.783cm">
            <text:p/>
          </draw:line>
          <draw:line draw:style-name="gr89" draw:text-style-name="P3" draw:layer="layout" svg:x1="10.612cm" svg:y1="17.783cm" svg:x2="11.612cm" svg:y2="17.783cm">
            <text:p/>
          </draw:line>
          <draw:line draw:style-name="gr90" draw:text-style-name="P3" draw:layer="layout" svg:x1="10.987cm" svg:y1="17.658cm" svg:x2="10.987cm" svg:y2="17.908cm">
            <text:p/>
          </draw:line>
          <draw:line draw:style-name="gr91" draw:text-style-name="P3" draw:layer="layout" svg:x1="10.987cm" svg:y1="17.533cm" svg:x2="10.737cm" svg:y2="17.283cm">
            <text:p/>
          </draw:line>
          <draw:line draw:style-name="gr92" draw:text-style-name="P3" draw:layer="layout" svg:x1="10.862cm" svg:y1="17.658cm" svg:x2="10.612cm" svg:y2="17.408cm">
            <text:p/>
          </draw:line>
        </draw:g>
        <draw:line draw:style-name="gr25" draw:text-style-name="P8" draw:layer="layout" svg:x1="11.484cm" svg:y1="17.794cm" svg:x2="13.684cm" svg:y2="17.794cm">
          <text:p/>
        </draw:line>
        <draw:frame draw:style-name="gr59" draw:text-style-name="P10" draw:layer="layout" svg:width="0.855cm" svg:height="1.222cm" svg:x="13.55cm" svg:y="15.928cm">
          <draw:text-box>
            <text:p><text:span text:style-name="T2">+</text:span></text:p>
          </draw:text-box>
        </draw:frame>
        <draw:frame draw:style-name="gr59" draw:text-style-name="P10" draw:layer="layout" svg:width="0.855cm" svg:height="1.222cm" svg:x="11.191cm" svg:y="9.858cm">
          <draw:text-box>
            <text:p><text:span text:style-name="T2">+</text:span></text:p>
          </draw:text-box>
        </draw:frame>
        <draw:frame draw:style-name="gr59" draw:text-style-name="P10" draw:layer="layout" svg:width="0.856cm" svg:height="1.222cm" svg:x="13.55cm" svg:y="17.3cm">
          <draw:text-box>
            <text:p><text:span text:style-name="T2">+</text:span></text:p>
          </draw:text-box>
        </draw:frame>
        <draw:custom-shape draw:style-name="gr2" draw:text-style-name="P1" draw:layer="layout" svg:width="11.7cm" svg:height="3.85cm" svg:x="1.384cm" svg:y="1.471cm">
          <text:p/>
          <draw:enhanced-geometry svg:viewBox="0 0 21600 21600" draw:type="rectangle" draw:enhanced-path="M 0 0 L 21600 0 21600 21600 0 21600 0 0 Z N"/>
        </draw:custom-shape>
        <draw:g draw:style-name="gr3">
          <draw:rect draw:style-name="gr93" draw:text-style-name="P2" draw:layer="layout" svg:width="0.75cm" svg:height="0.25cm" svg:x="5.084cm" svg:y="2.248cm">
            <text:p/>
          </draw:rect>
          <draw:line draw:style-name="gr94" draw:text-style-name="P3" draw:layer="layout" svg:x1="4.834cm" svg:y1="2.373cm" svg:x2="5.084cm" svg:y2="2.373cm">
            <text:p/>
          </draw:line>
          <draw:line draw:style-name="gr95" draw:text-style-name="P3" draw:layer="layout" svg:x1="5.834cm" svg:y1="2.373cm" svg:x2="6.084cm" svg:y2="2.373cm">
            <text:p/>
          </draw:line>
        </draw:g>
        <draw:g draw:style-name="gr3">
          <draw:glue-point draw:id="4" svg:x="-5cm" svg:y="3.008cm"/>
          <draw:glue-point draw:id="5" svg:x="5cm" svg:y="3.008cm"/>
          <draw:line draw:style-name="gr96" draw:text-style-name="P3" draw:layer="layout" svg:x1="8.059cm" svg:y1="2.246cm" svg:x2="8.059cm" svg:y2="2.496cm">
            <text:p/>
          </draw:line>
          <draw:line draw:style-name="gr97" draw:text-style-name="P3" draw:layer="layout" svg:x1="8.309cm" svg:y1="2.371cm" svg:x2="8.059cm" svg:y2="2.246cm">
            <text:p/>
          </draw:line>
          <draw:line draw:style-name="gr98" draw:text-style-name="P3" draw:layer="layout" svg:x1="8.059cm" svg:y1="2.496cm" svg:x2="8.309cm" svg:y2="2.371cm">
            <text:p/>
          </draw:line>
          <draw:line draw:style-name="gr99" draw:text-style-name="P3" draw:layer="layout" svg:x1="8.684cm" svg:y1="2.371cm" svg:x2="7.684cm" svg:y2="2.371cm">
            <text:p/>
          </draw:line>
          <draw:line draw:style-name="gr100" draw:text-style-name="P3" draw:layer="layout" svg:x1="8.309cm" svg:y1="2.246cm" svg:x2="8.309cm" svg:y2="2.496cm">
            <text:p/>
          </draw:line>
          <draw:line draw:style-name="gr101" draw:text-style-name="P3" draw:layer="layout" svg:x1="8.309cm" svg:y1="2.121cm" svg:x2="8.559cm" svg:y2="1.871cm">
            <text:p/>
          </draw:line>
          <draw:line draw:style-name="gr102" draw:text-style-name="P3" draw:layer="layout" svg:x1="8.434cm" svg:y1="2.246cm" svg:x2="8.684cm" svg:y2="1.996cm">
            <text:p/>
          </draw:line>
        </draw:g>
        <draw:g draw:style-name="gr3">
          <draw:line draw:style-name="gr103" draw:text-style-name="P3" draw:layer="layout" svg:x1="10.541cm" svg:y1="2.799cm" svg:x2="10.537cm" svg:y2="3.004cm">
            <text:p/>
          </draw:line>
          <draw:line draw:style-name="gr104" draw:text-style-name="P3" draw:layer="layout" svg:x1="10.296cm" svg:y1="3.001cm" svg:x2="10.776cm" svg:y2="3.008cm">
            <text:p/>
          </draw:line>
          <draw:line draw:style-name="gr105" draw:text-style-name="P3" draw:layer="layout" svg:x1="10.375cm" svg:y1="3.103cm" svg:x2="10.695cm" svg:y2="3.107cm">
            <text:p/>
          </draw:line>
          <draw:line draw:style-name="gr106" draw:text-style-name="P3" draw:layer="layout" svg:x1="10.452cm" svg:y1="3.207cm" svg:x2="10.612cm" svg:y2="3.209cm">
            <text:p/>
          </draw:line>
        </draw:g>
        <draw:frame draw:style-name="gr18" draw:text-style-name="P4" draw:layer="layout" svg:width="3.3cm" svg:height="1.673cm" svg:x="1.428cm" svg:y="1.865cm">
          <draw:text-box>
            <text:p>GPIO 21</text:p>
            <text:p><text:s text:c="4"/>out</text:p>
          </draw:text-box>
        </draw:frame>
        <draw:frame draw:style-name="gr107" draw:text-style-name="P4" draw:layer="layout" svg:width="2.216cm" svg:height="0.683cm" svg:x="7.134cm" svg:y="2.75cm">
          <draw:text-box>
            <text:p><text:span text:style-name="T3">Blue LED</text:span></text:p>
          </draw:text-box>
        </draw:frame>
        <draw:g draw:style-name="gr20">
          <draw:custom-shape draw:style-name="gr108" draw:text-style-name="P5" draw:layer="layout" svg:width="0.517cm" svg:height="0.517cm" draw:transform="skewX (0.00191986217719376) rotate (3.12605922324704) translate (4.825cm 2.632cm)">
            <text:p/>
            <draw:enhanced-geometry svg:viewBox="0 0 21600 21600" draw:mirror-horizontal="false" draw:mirror-vertical="true" draw:type="rectangle" draw:enhanced-path="M 0 0 L 21600 0 21600 21600 0 21600 0 0 Z N"/>
          </draw:custom-shape>
          <draw:line draw:style-name="gr109" draw:text-style-name="P5" draw:layer="layout" svg:x1="4.83cm" svg:y1="2.37cm" svg:x2="4.313cm" svg:y2="2.379cm">
            <text:p/>
          </draw:line>
          <draw:custom-shape draw:style-name="gr110" draw:text-style-name="P6" draw:layer="layout" svg:width="0.206cm" svg:height="0.207cm" draw:transform="rotate (3.12221949889266) translate (4.517cm 2.477cm)">
            <text:p/>
            <draw:enhanced-geometry svg:viewBox="0 0 21600 21600" draw:mirror-vertical="true" draw:glue-points="10800 0 3160 3160 0 10800 3160 18440 10800 21600 18440 18440 21600 10800 18440 3160" draw:text-areas="3200 3200 18400 18400" draw:type="ellipse" draw:enhanced-path="U 10800 10800 10800 10800 0 360 Z N"/>
          </draw:custom-shape>
        </draw:g>
        <draw:line draw:style-name="gr24" draw:text-style-name="P7" draw:layer="layout" svg:x1="6.068cm" svg:y1="2.371cm" svg:x2="7.668cm" svg:y2="2.371cm">
          <text:p/>
        </draw:line>
        <draw:line draw:style-name="gr25" draw:text-style-name="P8" draw:layer="layout" svg:x1="8.584cm" svg:y1="2.371cm" svg:x2="10.584cm" svg:y2="2.371cm">
          <text:p/>
        </draw:line>
        <draw:line draw:style-name="gr25" draw:text-style-name="P8" draw:layer="layout" svg:x1="10.54cm" svg:y1="2.793cm" svg:x2="10.54cm" svg:y2="2.293cm">
          <text:p/>
        </draw:line>
        <draw:frame draw:style-name="gr26" draw:text-style-name="P4" draw:layer="layout" svg:width="9.95cm" svg:height="0.962cm" svg:x="1.384cm" svg:y="4.271cm">
          <draw:text-box>
            <text:p>Laser Detected Indicator Light</text:p>
          </draw:text-box>
        </draw:frame>
        <draw:frame draw:style-name="gr111" draw:text-style-name="P12" draw:layer="layout" svg:width="2.35cm" svg:height="0.7cm" svg:x="3.7cm" svg:y="17.95cm">
          <draw:text-box>
            <text:p text:style-name="P11"><text:span text:style-name="T4">R3 – 1.2kΩ</text:span></text:p>
          </draw:text-box>
        </draw:frame>
        <draw:frame draw:style-name="gr112" draw:text-style-name="P12" draw:layer="layout" svg:width="2.35cm" svg:height="0.645cm" svg:x="2.95cm" svg:y="7.75cm">
          <draw:text-box>
            <text:p text:style-name="P11"><text:span text:style-name="T4">R2 – 10kΩ</text:span></text:p>
          </draw:text-box>
        </draw:frame>
        <draw:frame draw:style-name="gr112" draw:text-style-name="P12" draw:layer="layout" svg:width="2.35cm" svg:height="0.645cm" svg:x="4.45cm" svg:y="21.855cm">
          <draw:text-box>
            <text:p text:style-name="P11"><text:span text:style-name="T4">R1 – 360Ω</text:span></text:p>
          </draw:text-box>
        </draw:frame>
        <draw:frame draw:style-name="gr113" draw:text-style-name="P12" draw:layer="layout" svg:width="3.1cm" svg:height="0.739cm" svg:x="6.05cm" svg:y="8.1cm">
          <draw:text-box>
            <text:p text:style-name="P11"><text:span text:style-name="T4">T1 – 2N2222</text:span></text:p>
          </draw:text-box>
        </draw:frame>
        <draw:frame draw:style-name="gr113" draw:text-style-name="P12" draw:layer="layout" svg:width="3.1cm" svg:height="0.739cm" svg:x="5.1cm" svg:y="16.15cm">
          <draw:text-box>
            <text:p text:style-name="P11"><text:span text:style-name="T4">T1 – 2N2222</text:span></text:p>
          </draw:text-box>
        </draw:frame>
        <draw:frame draw:style-name="gr112" draw:text-style-name="P12" draw:layer="layout" svg:width="2.25cm" svg:height="0.645cm" svg:x="9.6cm" svg:y="15.7cm">
          <draw:text-box>
            <text:p text:style-name="P11"><text:span text:style-name="T4">R1 – 360Ω</text:span></text:p>
          </draw:text-box>
        </draw:frame>
        <draw:frame draw:style-name="gr19" draw:text-style-name="P4" draw:layer="layout" svg:width="2.7cm" svg:height="0.8cm" svg:x="11.4cm" svg:y="16.65cm">
          <draw:text-box>
            <text:p><text:span text:style-name="T5">Red LED</text:span></text:p>
          </draw:text-box>
        </draw:frame>
        <draw:frame draw:style-name="gr19" draw:text-style-name="P4" draw:layer="layout" svg:width="2.7cm" svg:height="0.8cm" svg:x="9.85cm" svg:y="18cm">
          <draw:text-box>
            <text:p><text:span text:style-name="T1">LED Laser</text:span></text:p>
          </draw:text-box>
        </draw:frame>
        <draw:frame draw:style-name="gr26" draw:text-style-name="P4" draw:layer="layout" svg:width="9.95cm" svg:height="0.962cm" svg:x="1.3cm" svg:y="12.75cm">
          <draw:text-box>
            <text:p>Laser Sensor</text:p>
          </draw:text-box>
        </draw:frame>
        <draw:frame draw:style-name="gr26" draw:text-style-name="P4" draw:layer="layout" svg:width="9.95cm" svg:height="0.962cm" svg:x="1.4cm" svg:y="19.25cm">
          <draw:text-box>
            <text:p>Laser Control</text:p>
          </draw:text-box>
        </draw:frame>
        <draw:frame draw:style-name="gr113" draw:text-style-name="P12" draw:layer="layout" svg:width="3.1cm" svg:height="0.739cm" svg:x="7.9cm" svg:y="12.861cm">
          <draw:text-box>
            <text:p text:style-name="P11"><text:span text:style-name="T4">T2 – TEPT 4400</text:span></text:p>
          </draw:text-box>
        </draw:frame>
        <draw:frame draw:style-name="gr112" draw:text-style-name="P12" draw:layer="layout" svg:width="2.35cm" svg:height="0.645cm" svg:x="4.25cm" svg:y="1.455cm">
          <draw:text-box>
            <text:p text:style-name="P11"><text:span text:style-name="T4">R1 – 360Ω</text:span></text:p>
          </draw:text-box>
        </draw:frame>
        <draw:frame draw:style-name="gr112" draw:text-style-name="P12" draw:layer="layout" svg:width="2.55cm" svg:height="0.645cm" svg:x="9.1cm" svg:y="9.7cm">
          <draw:text-box>
            <text:p text:style-name="P11"><text:span text:style-name="T4">V1 – 0-40KΩ</text:span></text:p>
          </draw:text-box>
        </draw:frame>
        <draw:frame draw:style-name="gr114" draw:text-style-name="P4" draw:layer="layout" svg:width="5.75cm" svg:height="3cm" svg:x="14.3cm" svg:y="1.8cm">
          <draw:text-box>
            <text:p>Breaktimer circuits</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b7b3ca" draw:marker-start-width="0.2cm" draw:marker-start-center="false" draw:marker-end-width="0.2cm" draw:marker-end-center="false" draw:fill="solid" draw:fill-color="#b4c7dc"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solid" draw:fill-color="#b4c7dc"/>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1T16:51:27.742356327</meta:creation-date>
    <dc:date>2024-07-09T08:00:56.628889017</dc:date>
    <meta:editing-duration>P1DT14H57M54S</meta:editing-duration>
    <meta:editing-cycles>29</meta:editing-cycles>
    <meta:generator>LibreOffice/24.2.4.2$Linux_X86_64 LibreOffice_project/420$Build-2</meta:generator>
    <meta:document-statistic meta:object-count="169"/>
  </office:meta>
</office:document-meta>
</file>